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lizarin-title">
      <style:graphic-properties draw:auto-grow-height="true" fo:min-height="2.5cm"/>
    </style:style>
    <style:style style:name="pr2" style:family="presentation" style:parent-style-name="alizarin-outline1">
      <style:graphic-properties fo:min-height="12.75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lizarin" presentation:presentation-page-layout-name="AL1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Buy2gether</text:p>
          </draw:text-box>
        </draw:frame>
        <draw:frame presentation:style-name="pr2" draw:layer="layout" svg:width="25.5cm" svg:height="13cm" svg:x="1cm" svg:y="17cm" presentation:class="outline" presentation:user-transformed="true">
          <draw:text-box>
            <text:list text:style-name="L2">
              <text:list-item>
                <text:p>Von Quim, Alexander und Friedri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Das Ziel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header>
                <text:p>Autofahrten zum Einkaufen werden gespart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Die Idee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>Ein Soziales Netzwerk zur Verständigung zwischen Einkäufern und Leuten aus der Nachbarschaft, die etwas aus dem Geschäft benötig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Die Umsetzung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>Website, auf der Einkäufer eintragen können wo und wann sie einkaufen, und andere Leute eintragen können was sie brauch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bleme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>Wie wird das ganze programmiert?</text:p>
              </text:list-item>
              <text:list-item>
                <text:p>Komplikationen beim pullen bzw. pushen</text:p>
              </text:list-item>
              <text:list-item>
                <text:p>Wie wird die Kommunikation bewerkstelligt?</text:p>
              </text:list-item>
              <text:list-item>
                <text:p>Wie sieht das Layout aus?</text:p>
              </text:list-item>
              <text:list-item>
                <text:p>Kommunikation mit einem zukünftigen Webserv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Zukunft des Projektes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list text:style-name="L2">
              <text:list-item>
                <text:p>Zentraler Webserver</text:p>
              </text:list-item>
              <text:list-item>
                <text:p>Motivationssystem</text:p>
              </text:list-item>
              <text:list-item>
                <text:p>Datenbank</text:p>
              </text:list-item>
              <text:list-item>
                <text:p>Log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7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Foliennumm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5T17:26:33.479291724</meta:creation-date>
    <dc:date>2019-05-25T19:10:39.417853249</dc:date>
    <meta:editing-duration>PT34M49S</meta:editing-duration>
    <meta:editing-cycles>5</meta:editing-cycles>
    <meta:generator>LibreOffice/5.1.6.2$Linux_X86_64 LibreOffice_project/10m0$Build-2</meta:generator>
    <meta:document-statistic meta:object-count="60"/>
  </office:meta>
</office:document-meta>
</file>